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000000" fo:padding="0.0208in" fo:border="non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000000" fo:padding="0.0208in" fo:border="none">
        <style:background-image/>
      </style:table-cell-properties>
    </style:style>
    <style:style style:name="P1"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able_20_Contents">
      <style:paragraph-properties fo:text-align="center" style:justify-single-word="false"/>
      <style:text-properties fo:color="#ffffff"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widows="1" fo:text-indent="0in" style:auto-text-indent="false"/>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1">
      <style:paragraph-properties fo:widows="1"/>
    </style:style>
    <style:style style:name="P11" style:family="paragraph" style:parent-style-name="Text_20_body" style:list-style-name="L2">
      <style:paragraph-properties fo:widows="1"/>
    </style:style>
    <style:style style:name="P12" style:family="paragraph" style:parent-style-name="Text_20_body" style:list-style-name="L3">
      <style:paragraph-properties fo:widows="1"/>
    </style:style>
    <style:style style:name="P13" style:family="paragraph" style:parent-style-name="Text_20_body" style:list-style-name="L4">
      <style:paragraph-properties fo:widows="1"/>
    </style:style>
    <style:style style:name="P14" style:family="paragraph" style:parent-style-name="Text_20_body" style:list-style-name="L2">
      <style:paragraph-properties fo:margin-top="0in" fo:margin-bottom="0in" loext:contextual-spacing="false" fo:widows="1"/>
    </style:style>
    <style:style style:name="P15"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6"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bold"/>
    </style:style>
    <style:style style:name="P18" style:family="paragraph" style:parent-style-name="Text_20_body">
      <style:paragraph-properties fo:margin-left="0in" fo:margin-right="0in" fo:widows="1" fo:text-indent="0in" style:auto-text-indent="false"/>
    </style:style>
    <style:style style:name="P19" style:family="paragraph" style:parent-style-name="Text_20_body" style:list-style-name="L2">
      <style:paragraph-properties fo:margin-left="0in" fo:margin-right="0in" fo:widows="1" fo:text-indent="0in" style:auto-text-indent="false"/>
    </style:style>
    <style:style style:name="P20" style:family="paragraph" style:parent-style-name="Heading_20_3">
      <style:text-properties fo:font-variant="normal" fo:text-transform="none" fo:color="#000000" style:font-name="Times New Roman1" fo:letter-spacing="normal" fo:font-style="normal"/>
    </style:style>
    <style:style style:name="P21"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22" style:family="paragraph" style:parent-style-name="Preformatted_20_Text" style:list-style-name="L1">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2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4" style:family="paragraph" style:parent-style-name="Preformatted_20_Text" style:list-style-name="L1">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5" style:family="paragraph" style:parent-style-name="Table_20_Contents">
      <style:paragraph-properties fo:text-align="center" style:justify-single-word="false"/>
      <style:text-properties fo:color="#ffffff"/>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style:font-name="Times New Roman1" fo:font-size="14pt" fo:letter-spacing="normal" fo:font-style="normal" fo:font-weight="normal"/>
    </style:style>
    <style:style style:name="T7"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COS 226 Programming Assignment Checklist: WordNet</text:h>
      <text:p text:style-name="P1"/>
      <table:table table:name="Table1" table:style-name="Table1">
        <table:table-column table:style-name="Table1.A"/>
        <table:table-row>
          <table:table-cell table:style-name="Table1.A1" office:value-type="string">
            <text:p text:style-name="P25">Frequently Asked Questions</text:p>
          </table:table-cell>
        </table:table-row>
      </table:table>
      <text:p text:style-name="P3"><text:span text:style-name="T1">Can I read the synset or hypernym file twice?</text:span> No, file I/O is very expensive so please read each file only once and store it in an appropriate data structure.</text:p>
      <text:p text:style-name="P2"><text:span text:style-name="T3">Any advice on how to read in and parse the synset and hypernym data files?</text:span><text:span text:style-name="T4"> Use the </text:span><text:span text:style-name="Teletype"><text:span text:style-name="T4">readLine()</text:span></text:span><text:span text:style-name="T4"> method in our </text:span><text:span text:style-name="Teletype"><text:span text:style-name="T4">In</text:span></text:span><text:span text:style-name="T4"> library to read in the data one line at a time. Use the </text:span><text:span text:style-name="Teletype"><text:span text:style-name="T4">split()</text:span></text:span><text:span text:style-name="T4"> method in Java's </text:span><text:span text:style-name="Teletype"><text:span text:style-name="T4">String</text:span></text:span><text:span text:style-name="T4"> library to divide a line into fields. You can find an example using </text:span><text:span text:style-name="Teletype"><text:span text:style-name="T4">split()</text:span></text:span><text:span text:style-name="T4"> in</text:span><text:a xlink:type="simple" xlink:href="http://algs4.cs.princeton.edu/25applications/Domain.java.html" text:style-name="Internet_20_link" text:visited-style-name="Visited_20_Internet_20_Link">Domain.java</text:a><text:span text:style-name="T4">. Use </text:span><text:span text:style-name="Teletype"><text:span text:style-name="T4">Integer.parseInt()</text:span></text:span><text:span text:style-name="T4"> to convert string id numbers into integers.</text:span></text:p>
      <text:p text:style-name="P3"><text:span text:style-name="T1">It takes a very long time to read in the input files in DrJava. What should I do?</text:span> Use the command line. DrJava incurs substantial overhead with input and output.</text:p>
      <text:p text:style-name="P2"><text:span text:style-name="T3">What assumption can I make about the digraph G passed to the SAP constructor?</text:span><text:span text:style-name="T4"> It can be any digraph, not necessarily a DAG. The </text:span><text:span text:style-name="Teletype"><text:span text:style-name="T4">length()</text:span></text:span><text:span text:style-name="T4"> and </text:span><text:span text:style-name="Teletype"><text:span text:style-name="T4">ancestor()</text:span></text:span><text:span text:style-name="T4"> methods should work for any digraph G, not necessarily a DAG or a rooted DAG.</text:span></text:p>
      <text:p text:style-name="P3"><text:span text:style-name="T1">What data structure(s) should I use to store the synsets, synset ids, and hypernyms?</text:span> This part of the assignment is up to you. You must carefully select data structures to achieve the specified performance requirements.</text:p>
      <text:p text:style-name="P3"><text:span text:style-name="T1">Do I need to store the glosses?</text:span> No, you won't use them on this assignment.</text:p>
      <text:p text:style-name="P2"><text:span text:style-name="T3">Can I use my own Digraph class?</text:span><text:span text:style-name="T4"> No, it must have the same API as our </text:span><text:a xlink:type="simple" xlink:href="http://algs4.cs.princeton.edu/42directed/Digraph.java.html" text:style-name="Internet_20_link" text:visited-style-name="Visited_20_Internet_20_Link">Digraph.java</text:a><text:span text:style-name="T4"> class; otherwise, you are changing the API to the SAP constructor (which takes a </text:span><text:span text:style-name="Teletype"><text:span text:style-name="T4">Digraph</text:span></text:span><text:span text:style-name="T4"> argument). Do not submit </text:span><text:span text:style-name="Teletype"><text:span text:style-name="T4">Digraph.java</text:span></text:span><text:span text:style-name="T4">.</text:span></text:p>
      <text:p text:style-name="P2"><text:span text:style-name="T3">Should I re-implement breadth-first search in my SAP class?</text:span><text:span text:style-name="T4"> It depends. You are free to call the relevant methods in </text:span><text:a xlink:type="simple" xlink:href="http://algs4.cs.princeton.edu/42directed/BreadthFirstDirectedPaths.java.html" text:style-name="Internet_20_link" text:visited-style-name="Visited_20_Internet_20_Link">BreadthFirstDirectedPaths.java</text:a><text:span text:style-name="T4">. However, you can improve performance by several orders of magnitude by implementing it yourself, optimizing it for repeated calls with the same digraph. (See the optional optimization section below.) If you do so, rename it, say to </text:span><text:span text:style-name="Teletype"><text:span text:style-name="T4">DeluxeBFS.java</text:span></text:span><text:span text:style-name="T4">, and submit it.</text:span></text:p>
      <text:p text:style-name="P2"><text:span text:style-name="T3">I understand how to compute the </text:span><text:span text:style-name="Teletype"><text:span text:style-name="T3">length(int v, int w)</text:span></text:span><text:span text:style-name="T3"> method in time proportional to </text:span><text:span text:style-name="Emphasis"><text:span text:style-name="T3">E</text:span></text:span><text:span text:style-name="T3"> + </text:span><text:span text:style-name="Emphasis"><text:span text:style-name="T3">V</text:span></text:span><text:span text:style-name="T3"> but my </text:span><text:span text:style-name="Teletype"><text:span text:style-name="T3">length(Iterable&lt;Integer&gt; v, Iterable&lt;Integer&gt; w)</text:span></text:span><text:span text:style-name="T3"> method takes time proportional to </text:span><text:span text:style-name="Emphasis"><text:span text:style-name="T3">a</text:span></text:span><text:span text:style-name="T3"> × </text:span><text:span text:style-name="Emphasis"><text:span text:style-name="T3">b</text:span></text:span><text:span text:style-name="T3"> × (</text:span><text:span text:style-name="Emphasis"><text:span text:style-name="T3">E</text:span></text:span><text:span text:style-name="T3"> + </text:span><text:span text:style-name="Emphasis"><text:span text:style-name="T3">V</text:span></text:span><text:span text:style-name="T3">), where </text:span><text:span text:style-name="Emphasis"><text:span text:style-name="T3">a</text:span></text:span><text:span text:style-name="T3"> and </text:span><text:span text:style-name="Emphasis"><text:span text:style-name="T3">b</text:span></text:span><text:span text:style-name="T3"> are the sizes of the two iterables. How can I improve it to be proportional to </text:span><text:span text:style-name="Emphasis"><text:span text:style-name="T3">E</text:span></text:span><text:span text:style-name="T3"> + </text:span><text:span text:style-name="Emphasis"><text:span text:style-name="T3">V</text:span></text:span><text:span text:style-name="T3">?</text:span><text:span text:style-name="T4"> The key is using the constructor in </text:span><text:span text:style-name="Teletype"><text:span text:style-name="T4">BreadthFirstDirectedPaths</text:span></text:span><text:span text:style-name="T4"> that takes an iterable of sources instead of using a single source.</text:span></text:p>
      <text:p text:style-name="P3"><text:span text:style-name="T1">Is a vertex considered an ancestor of itself?</text:span> Yes.</text:p>
      <text:p text:style-name="P17">What is the root synset for the WordNet DAG?</text:p>
      <text:p text:style-name="P8">38003,entity,that which is perceived or known or inferred to have its own distinct existence (living or nonliving) </text:p>
      <text:p text:style-name="P2"><text:soft-page-break/><text:span text:style-name="T3">Can a noun appear in more than one synset?</text:span><text:span text:style-name="T4"> Absolutely. It will appear once for each meaning that the noun has. For example, here are all of the entries in </text:span><text:span text:style-name="Teletype"><text:span text:style-name="T4">synsets.txt</text:span></text:span><text:span text:style-name="T4"> that include the noun </text:span><text:span text:style-name="Teletype"><text:span text:style-name="T4">word</text:span></text:span><text:span text:style-name="T4">.</text:span></text:p>
      <text:p text:style-name="P5">35532,discussion give-and-take word,an exchange of views on some topic; "we had a good discussion"; "we had a word or two about it"</text:p>
      <text:p text:style-name="P5">56587,news intelligence tidings word,new information about specific and timely events; "they awaited news of the outcome"</text:p>
      <text:p text:style-name="P5">59267,parole word word_of_honor,a promise; "he gave his word"</text:p>
      <text:p text:style-name="P5">59465,password watchword word parole countersign,a secret word or phrase known only to a restricted group; "he forgot the password"</text:p>
      <text:p text:style-name="P5">81575,word,a string of bits stored in computer memory; "large computers use words up to 64 bits long"</text:p>
      <text:p text:style-name="P5">81576,word,a verbal command for action; "when I give the word, charge!"</text:p>
      <text:p text:style-name="P5">81577,word,a brief statement; "he didn't say a word about it"</text:p>
      <text:p text:style-name="P8">81578,word,a unit of language that native speakers can identify; "words are the blocks from which sentences are made"; "he hardly said ten words all morning"</text:p>
      <text:p text:style-name="P3"><text:span text:style-name="T1">Can a synset consist of exactly one noun?</text:span> Yes. Moreover, there can be several different synsets that consist of the same noun.</text:p>
      <text:p text:style-name="P5">62,Aberdeen,a town in western Washington <text:s/></text:p>
      <text:p text:style-name="P5">63,Aberdeen,a town in northeastern South Dakota <text:s/></text:p>
      <text:p text:style-name="P5">64,Aberdeen,a town in northeastern Maryland <text:s/></text:p>
      <text:p text:style-name="P8">65,Aberdeen,a city in northeastern Scotland on the North Sea <text:s/></text:p>
      <text:p text:style-name="P2"><text:span text:style-name="T3">I'm an ontologist and I noticed that your </text:span><text:span text:style-name="Teletype"><text:span text:style-name="T3">hypernyms.txt</text:span></text:span><text:span text:style-name="T3"> file contains both </text:span><text:span text:style-name="Emphasis"><text:span text:style-name="T3">is-a</text:span></text:span><text:span text:style-name="T3"> and </text:span><text:span text:style-name="Emphasis"><text:span text:style-name="T3">is-instance-of</text:span></text:span><text:span text:style-name="T3"> relationships.</text:span><text:span text:style-name="T4"> Yes, you caught us. This ensures that every noun (except entity) has a hypernym. Here is an article on the </text:span><text:a xlink:type="simple" xlink:href="http://www.cs.princeton.edu/courses/archive/fall14/cos226/checklist/wordnet-instances.pdf" text:style-name="Internet_20_link" text:visited-style-name="Visited_20_Internet_20_Link">subtle distinction</text:a><text:span text:style-name="T4">.</text:span></text:p>
      <text:p text:style-name="P2"><text:span text:style-name="T3">How can I make the data type </text:span><text:span text:style-name="Teletype"><text:span text:style-name="T3">SAP</text:span></text:span><text:span text:style-name="T3"> immutable?</text:span><text:span text:style-name="T4"> You can (and should) save the associated digraph in an instance variable. However, because our </text:span><text:span text:style-name="Teletype"><text:span text:style-name="T4">Digraph</text:span></text:span><text:span text:style-name="T4"> data type is mutable, you must first make a defensive copy by calling the copy constructor.</text:span></text:p>
      <text:p text:style-name="P2"><text:span text:style-name="T3">What should </text:span><text:span text:style-name="Teletype"><text:span text:style-name="T3">sap()</text:span></text:span><text:span text:style-name="T3">, </text:span><text:span text:style-name="Teletype"><text:span text:style-name="T3">ancestor()</text:span></text:span><text:span text:style-name="T3">, or </text:span><text:span text:style-name="Teletype"><text:span text:style-name="T3">outcast()</text:span></text:span><text:span text:style-name="T3"> return if is there is a tie for shortest ancestral path or outcast?</text:span><text:span text:style-name="T4"> The API does not specify, so you are free to return any such ancestor or outcast.</text:span></text:p>
      <text:p text:style-name="P2"><text:span text:style-name="T3">Do I need to throw exceptions explicitly with a throw statement?</text:span><text:span text:style-name="T4"> No, it's fine if they are thrown implicitly, e.g., you can rely on any method in </text:span><text:a xlink:type="simple" xlink:href="http://algs4.cs.princeton.edu/42directed/Digraph.java.html" text:style-name="Internet_20_link" text:visited-style-name="Visited_20_Internet_20_Link">Digraph.java</text:a><text:span text:style-name="T4"> to throw a </text:span><text:span text:style-name="Teletype"><text:span text:style-name="T4">java.lang.IndexOutOfBoundsException</text:span></text:span><text:span text:style-name="T4"> if passed a vertex argument outside of the prescribed range. A good API documents the requisite behavior for all possible arguments, but you should not need much extra code to deal with these corner cases.</text:span></text:p>
      <table:table table:name="Table2" table:style-name="Table2">
        <table:table-column table:style-name="Table2.A"/>
        <table:table-row>
          <table:table-cell table:style-name="Table2.A1" office:value-type="string">
            <text:p text:style-name="P25">Input, Output, and Testing</text:p>
          </table:table-cell>
        </table:table-row>
      </table:table>
      <text:p text:style-name="P3"><text:soft-page-break/><text:span text:style-name="T1">Some examples.</text:span> Here are some interesting examples that you can use in your code.</text:p>
      <text:list xml:id="list6160804464797281185" text:style-name="L1">
        <text:list-item>
          <text:p text:style-name="P10"><text:span text:style-name="T4">The SAP for </text:span><text:span text:style-name="Teletype"><text:span text:style-name="T4">worm</text:span></text:span><text:span text:style-name="T4"> and </text:span><text:span text:style-name="Teletype"><text:span text:style-name="T4">bird</text:span></text:span><text:span text:style-name="T4"> is </text:span><text:span text:style-name="Teletype"><text:span text:style-name="T4">"animal animate_being beast brute creature fauna"</text:span></text:span><text:span text:style-name="T4"> with a distance of 5. Other common ancestors of </text:span><text:span text:style-name="Teletype"><text:span text:style-name="T4">worm</text:span></text:span><text:span text:style-name="T4"> and </text:span><text:span text:style-name="Teletype"><text:span text:style-name="T4">bird</text:span></text:span><text:span text:style-name="T4"> with longer distances are: </text:span><text:span text:style-name="Teletype"><text:span text:style-name="T4">"person individual someone somebody mortal soul"</text:span></text:span><text:span text:style-name="T4"> and </text:span><text:span text:style-name="Teletype"><text:span text:style-name="T4">"instrumentality instrumentation"</text:span></text:span><text:span text:style-name="T4">. The synsets that contain </text:span><text:span text:style-name="Teletype"><text:span text:style-name="T4">worm</text:span></text:span><text:span text:style-name="T4"> are:</text:span></text:p>
          <text:p text:style-name="P22">81679 worm</text:p>
          <text:p text:style-name="P22">81680 worm</text:p>
          <text:p text:style-name="P22">81681 worm</text:p>
          <text:p text:style-name="P24">81682 worm louse insect dirt_ball</text:p>
          <text:p text:style-name="P10"><text:span text:style-name="T4">The synsets that contain </text:span><text:span text:style-name="Teletype"><text:span text:style-name="T4">bird</text:span></text:span><text:span text:style-name="T4"> are:</text:span></text:p>
          <text:p text:style-name="P22">24306 bird</text:p>
          <text:p text:style-name="P22">24307 bird fowl</text:p>
          <text:p text:style-name="P22">25293 boo hoot Bronx_cheer hiss raspberry razzing razz snort bird</text:p>
          <text:p text:style-name="P22">33764 dame doll wench skirt chick bird</text:p>
          <text:p text:style-name="P24">70067 shuttlecock bird birdie shuttle</text:p>
        </text:list-item>
        <text:list-item>
          <text:p text:style-name="P10"><text:span text:style-name="T4">The synset </text:span><text:span text:style-name="Teletype"><text:span text:style-name="T4">municipality</text:span></text:span><text:span text:style-name="T4"> has two paths to </text:span><text:span text:style-name="Teletype"><text:span text:style-name="T4">region</text:span></text:span><text:span text:style-name="T4">.</text:span></text:p>
          <text:p text:style-name="P22">municipality -&gt; administrative_district -&gt; district -&gt; region</text:p>
          <text:p text:style-name="P24">municipality -&gt; populated_area -&gt; geographic_area -&gt; region</text:p>
        </text:list-item>
        <text:list-item>
          <text:p text:style-name="P10"><text:span text:style-name="T4">The synsets </text:span><text:span text:style-name="Teletype"><text:span text:style-name="T4">individual</text:span></text:span><text:span text:style-name="T4"> and </text:span><text:span text:style-name="Teletype"><text:span text:style-name="T4">edible_fruit</text:span></text:span><text:span text:style-name="T4"> have several different paths to their common ancestor </text:span><text:span text:style-name="Teletype"><text:span text:style-name="T4">physical_entity</text:span></text:span><text:span text:style-name="T4">.</text:span></text:p>
          <text:p text:style-name="P22">individual -&gt; organism being -&gt; living_thing animate_thing -&gt; whole unit -&gt; object physical_object -&gt; physical_entity</text:p>
          <text:p text:style-name="P22">person individual someone somebody mortal soul -&gt; causal_agent cause causal_agency -&gt; physical_entity</text:p>
          <text:p text:style-name="P22">edible_fruit -&gt; garden_truck -&gt; food solid_food -&gt; solid -&gt; matter -&gt; physical_entity</text:p>
          <text:p text:style-name="P24">edible_fruit -&gt; fruit -&gt; reproductive_structure -&gt; plant_organ -&gt; plant_part -&gt; natural_object -&gt; unit -&gt; object -&gt; physical_entity</text:p>
        </text:list-item>
        <text:list-item>
          <text:p text:style-name="P9">The following pairs of nouns are very far apart:</text:p>
          <text:p text:style-name="P22">(distance = 23) white_marlin, mileage</text:p>
          <text:p text:style-name="P22">(distance = 33) Black_Plague, black_marlin</text:p>
          <text:p text:style-name="P22">(distance = 27) American_water_spaniel, histology</text:p>
          <text:p text:style-name="P24">(distance = 29) Brown_Swiss, barrel_roll</text:p>
        </text:list-item>
        <text:list-item>
          <text:p text:style-name="P10"><text:span text:style-name="T4">The following synset has many paths to </text:span><text:span text:style-name="Teletype"><text:span text:style-name="T4">entity</text:span></text:span><text:span text:style-name="T4">.</text:span></text:p>
          <text:p text:style-name="P24">Ambrose Saint_Ambrose St._Ambrose</text:p>
        </text:list-item>
        <text:list-item>
          <text:p text:style-name="P9"><text:soft-page-break/>Also, we encourage you to use the small collection of sample files in the ftp directory.</text:p>
        </text:list-item>
        <text:list-item>
          <text:p text:style-name="P10"><text:span text:style-name="T4">The number of nouns in </text:span><text:span text:style-name="Teletype"><text:span text:style-name="T4">synsets.txt</text:span></text:span><text:span text:style-name="T4"> is 119,188.</text:span></text:p>
        </text:list-item>
      </text:list>
      <table:table table:name="Table3" table:style-name="Table3">
        <table:table-column table:style-name="Table3.A"/>
        <table:table-row>
          <table:table-cell table:style-name="Table3.A1" office:value-type="string">
            <text:p text:style-name="P25">Possible progress steps</text:p>
          </table:table-cell>
        </table:table-row>
      </table:table>
      <text:list xml:id="list866304656673480081" text:style-name="L2">
        <text:list-item>
          <text:p text:style-name="P19"><text:span text:style-name="T4">Download the directory </text:span><text:a xlink:type="simple" xlink:href="ftp://ftp.cs.princeton.edu/pub/cs226/" text:style-name="Internet_20_link" text:visited-style-name="Visited_20_Internet_20_Link"><text:span text:style-name="Teletype"><text:span text:style-name="T4">wordnet</text:span></text:span></text:a><text:span text:style-name="T4">. It contains input files for </text:span><text:span text:style-name="Teletype"><text:span text:style-name="T4">SAP</text:span></text:span><text:span text:style-name="T4">, </text:span><text:span text:style-name="Teletype"><text:span text:style-name="T4">WordNet</text:span></text:span><text:span text:style-name="T4">, and </text:span><text:span text:style-name="Teletype"><text:span text:style-name="T4">Outcast</text:span></text:span><text:span text:style-name="T4">.</text:span></text:p>
        </text:list-item>
        <text:list-item>
          <text:p text:style-name="P11"><text:span text:style-name="T4">Create the data type </text:span><text:span text:style-name="Teletype"><text:span text:style-name="T4">SAP</text:span></text:span><text:span text:style-name="T4">. First, think carefully about designing a correct and efficient algorithm for computing the shortest ancestral path. Consult a staff member if you're unsure. In addition to the </text:span><text:span text:style-name="Teletype"><text:span text:style-name="T4">digraph*.txt</text:span></text:span><text:span text:style-name="T4"> files, design small DAGs to test and debug your code. Modularize by sharing common code.</text:span></text:p>
        </text:list-item>
        <text:list-item>
          <text:p text:style-name="P11"><text:span text:style-name="T4">Read in and parse the files described in the assignment, </text:span><text:span text:style-name="Teletype"><text:span text:style-name="T4">synsets.txt</text:span></text:span><text:span text:style-name="T4"> and </text:span><text:span text:style-name="Teletype"><text:span text:style-name="T4">hypernyms.txt</text:span></text:span><text:span text:style-name="T4">. Don't worry about storing the data in any data structures yet. Test that you are parsing the input correctly before proceeding.</text:span></text:p>
        </text:list-item>
        <text:list-item>
          <text:p text:style-name="P11"><text:span text:style-name="T4">Create a data type </text:span><text:span text:style-name="Teletype"><text:span text:style-name="T4">WordNet</text:span></text:span><text:span text:style-name="T4">. Divide the constructor into two (or more) subtasks (private methods).</text:span></text:p>
          <text:list>
            <text:list-item>
              <text:p text:style-name="P11"><text:span text:style-name="T4">Read in the </text:span><text:span text:style-name="Teletype"><text:span text:style-name="T4">synsets.txt</text:span></text:span><text:span text:style-name="T4"> file and build appropriate data structures. Record the number of synsets for later use.</text:span></text:p>
            </text:list-item>
            <text:list-item>
              <text:p text:style-name="P14"><text:span text:style-name="T4">Read in the </text:span><text:span text:style-name="Teletype"><text:span text:style-name="T4">hypernyms.txt</text:span></text:span><text:span text:style-name="T4"> file and build a </text:span><text:span text:style-name="Teletype"><text:span text:style-name="T4">Digraph</text:span></text:span><text:span text:style-name="T4">. For this input, your digraph should have 82,192 vertices and 84,505 edges (but do not hardwire either of these numbesr into your program because it must work for any valid input files).</text:span></text:p>
            </text:list-item>
          </text:list>
        </text:list-item>
        <text:list-item>
          <text:p text:style-name="P11"><text:span text:style-name="T4">Implement the remaining </text:span><text:span text:style-name="Teletype"><text:span text:style-name="T4">WordNet</text:span></text:span><text:span text:style-name="T4"> methods.</text:span></text:p>
        </text:list-item>
        <text:list-item>
          <text:p text:style-name="P11"><text:span text:style-name="T4">Implement </text:span><text:span text:style-name="Teletype"><text:span text:style-name="T4">Outcast</text:span></text:span><text:span text:style-name="T4">.</text:span></text:p>
        </text:list-item>
      </text:list>
      <table:table table:name="Table4" table:style-name="Table4">
        <table:table-column table:style-name="Table4.A"/>
        <table:table-row>
          <table:table-cell table:style-name="Table4.A1" office:value-type="string">
            <text:p text:style-name="P25">Optional Optimizations</text:p>
          </table:table-cell>
        </table:table-row>
      </table:table>
      <text:p text:style-name="P3">There are a few things you can do to speed up a sequence of SAP computations on the same digraph. Do not attempt to do this or any of your own invention without thoroughly testing your code. You can gain bonus points for correctly implementing some of these optimizations but you risk losing more points than you can gain if you introduce bugs that render your solution no longer correct.</text:p>
      <text:list xml:id="list6519888459020654513" text:style-name="L3">
        <text:list-item>
          <text:p text:style-name="P12"><text:span text:style-name="T4">The bottleneck operation is re-initializing arrays of length </text:span><text:span text:style-name="Emphasis"><text:span text:style-name="T4">V</text:span></text:span><text:span text:style-name="T4"> to perform the BFS computations. This must be done once for the first BFS computation, but if you keep track of which array entries change, you can reuse the same array from computation to computation (re-initializing only those entries that changed in the previous computation). This leads to a dramatic savings when only a small number of entries change (and this is the typical case for the wordnet digraph). Note that if you have any other loops that iterates through all of the vertices, then you must eliminate those to achieve a sublinear running time. (An alternative is to replace the arrays with symbol tables, where, in constant time, the constructor </text:span><text:soft-page-break/><text:span text:style-name="T4">initializes the value assoicated with every key to be null.)</text:span></text:p>
        </text:list-item>
        <text:list-item>
          <text:p text:style-name="P12"><text:span text:style-name="T4">If you run the breadth-first searches from </text:span><text:span text:style-name="Emphasis"><text:span text:style-name="T4">v</text:span></text:span><text:span text:style-name="T4"> and </text:span><text:span text:style-name="Emphasis"><text:span text:style-name="T4">w</text:span></text:span><text:span text:style-name="T4"> simultaneously, then you can terminate the BFS from </text:span><text:span text:style-name="Emphasis"><text:span text:style-name="T4">v</text:span></text:span><text:span text:style-name="T4"> (or </text:span><text:span text:style-name="Emphasis"><text:span text:style-name="T4">w</text:span></text:span><text:span text:style-name="T4">) as soon as the distance exceeds the length of the best ancestral path found so far.</text:span></text:p>
        </text:list-item>
        <text:list-item>
          <text:p text:style-name="P12"><text:span text:style-name="T4">Implement a software cache of recently computed </text:span><text:span text:style-name="Teletype"><text:span text:style-name="T4">length()</text:span></text:span><text:span text:style-name="T4"> and </text:span><text:span text:style-name="Teletype"><text:span text:style-name="T4">ancestor()</text:span></text:span><text:span text:style-name="T4"> queries.</text:span></text:p>
        </text:list-item>
      </text:list>
      <table:table table:name="Table5" table:style-name="Table5">
        <table:table-column table:style-name="Table5.A"/>
        <table:table-row>
          <table:table-cell table:style-name="Table5.A1" office:value-type="string">
            <text:p text:style-name="P25">Enrichment</text:p>
          </table:table-cell>
        </table:table-row>
      </table:table>
      <text:list xml:id="list8658604992234722805" text:style-name="L4">
        <text:list-item>
          <text:p text:style-name="P13"><text:span text:style-name="T4">This </text:span><text:a xlink:type="simple" xlink:href="http://youinfinitesnake.blogspot.com/search?q=wordnet" text:style-name="Internet_20_link" text:visited-style-name="Visited_20_Internet_20_Link">applet</text:a><text:span text:style-name="T4"> connects words by a chain of WordNet synonyms.</text:span></text:p>
        </text:list-item>
        <text:list-item>
          <text:p text:style-name="P13"><text:span text:style-name="T4">This </text:span><text:a xlink:type="simple" xlink:href="http://staff.science.uva.nl/~kamps/publications/2004/kamp:usin04.pdf" text:style-name="Internet_20_link" text:visited-style-name="Visited_20_Internet_20_Link">paper</text:a><text:span text:style-name="T4"> measures the semantic orientation of WordNet adjectives by computing their relative distance to "good" and "bad."</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8S</meta:editing-duration>
    <meta:editing-cycles>4</meta:editing-cycles>
    <meta:generator>LibreOffice/4.3.5.2$Windows_x86 LibreOffice_project/3a87456aaa6a95c63eea1c1b3201acedf0751bd5</meta:generator>
    <dc:date>2015-01-20T14:44:10.431000000</dc:date>
    <meta:document-statistic meta:table-count="5" meta:image-count="0" meta:object-count="0" meta:page-count="5" meta:paragraph-count="79" meta:word-count="1591" meta:character-count="9593" meta:non-whitespace-character-count="8113"/>
    <meta:user-defined meta:name="Info 1"/>
    <meta:user-defined meta:name="Info 2"/>
    <meta:user-defined meta:name="Info 3"/>
    <meta:user-defined meta:name="Info 4"/>
  </office:meta>
</office:document-meta>
</file>